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4e2" officeooo:paragraph-rsid="000e1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 30 grados x – y +</text:p>
      <text:p text:style-name="P1">NE: X tiende a 0 <text:s/>– Y +</text:p>
      <text:p text:style-name="P1">NO</text:p>
      <text:p text:style-name="P1">S 120 grados x+ y -</text:p>
      <text:p text:style-name="P1">SE X tiende a 0+ Y - </text:p>
      <text:p text:style-name="P1">SO</text:p>
      <text:p text:style-name="P1">E X + Y +</text:p>
      <text:p text:style-name="P1">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8:48:29.032209346</meta:creation-date>
    <dc:date>2018-05-26T19:10:01.751886881</dc:date>
    <meta:editing-duration>PT10M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4" meta:character-count="97" meta:non-whitespace-character-count="67"/>
  </office:meta>
</office:document-meta>
</file>